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style:writing-mode="lr-tb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paragraph-properties fo:margin-top="0cm" fo:margin-bottom="0cm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 style:master-page-name="Standard">
      <style:paragraph-properties fo:margin-top="0cm" fo:margin-bottom="0cm" style:page-number="auto" style:writing-mode="lr-tb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5" style:family="paragraph" style:parent-style-name="Standard">
      <style:paragraph-properties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 till handledningsmöte 16-03-22</text:p>
      <text:p text:style-name="P2">Grupp 10 HitIt</text:p>
      <text:p text:style-name="P2"/>
      <text:p text:style-name="P3">Tidrapport</text:p>
      <text:p text:style-name="P1">Antal rapporterade timmar: </text:p>
      <text:p text:style-name="P1">Kalle Hovstadius: 20 h, 25%</text:p>
      <text:p text:style-name="P1"/>
      <text:p text:style-name="P1">Maximilian Törn Almö: 20 h, 25%</text:p>
      <text:p text:style-name="P1"/>
      <text:p text:style-name="P1">Mohanned Jaballah: 20 h, 25%</text:p>
      <text:p text:style-name="P1"/>
      <text:p text:style-name="P1">Shervin Mansouri: 20 h, 25%</text:p>
      <text:p text:style-name="P1"/>
      <text:p text:style-name="P1"/>
      <text:p text:style-name="P1">Gruppens timmar sammanlagt: 160 h, 16%</text:p>
      <text:p text:style-name="P1"/>
      <text:p text:style-name="P3">Arbete sedan senaste handledningsmöte</text:p>
      <text:p text:style-name="P1">Kalle Hovstadius</text:p>
      <text:p text:style-name="P1"/>
      <text:p text:style-name="P1">Fördjupning i HTML, CSS, JavaScript, ASP NET MVC i Visual Studio.<text:line-break/>Dokumentation, prototyp. </text:p>
      <text:p text:style-name="P1"/>
      <text:p text:style-name="P1">Maximilian Törn Almö</text:p>
      <text:p text:style-name="P1"/>
      <text:p text:style-name="P1">Fördjupning i HTML, CSS, JavaScript, ASP NET MVC i Visual Studio. <text:line-break/>Dokumentation, prototyp.</text:p>
      <text:p text:style-name="P1"/>
      <text:p text:style-name="P1">Mohanned Jaballah</text:p>
      <text:p text:style-name="P1"/>
      <text:p text:style-name="P1">Fördjupning i HTML, CSS, JavaScript, ASP NET MVC i Visual Studio. <text:line-break/>Dokumentation, prototyp.</text:p>
      <text:p text:style-name="P1"/>
      <text:p text:style-name="P1">Shervin Mansouri</text:p>
      <text:p text:style-name="P1"/>
      <text:p text:style-name="P1">Fördjupning i HTML, CSS, JavaScript, ASP NET MVC i Visual Studio. <text:line-break/>Dokumentation och design av logga, prototyp.</text:p>
      <text:p text:style-name="P1"/>
      <text:p text:style-name="P1"/>
      <text:p text:style-name="P1"/>
      <text:p text:style-name="P1"/>
      <text:p text:style-name="P3">Planerat arbete kommande vecka</text:p>
      <text:p text:style-name="P1">Kalle Hovstadius</text:p>
      <text:p text:style-name="P1"/>
      <text:p text:style-name="P1">Fördjupning i HTML, CSS, JavaScript, ASP NET MVC i Visual Studio.<text:line-break/>Dokumentation, prototyp. </text:p>
      <text:p text:style-name="P1"/>
      <text:p text:style-name="P1">Maximilian Törn Almö</text:p>
      <text:p text:style-name="P1"/>
      <text:p text:style-name="P1">Fördjupning i HTML, CSS, JavaScript, ASP NET MVC i Visual Studio. <text:line-break/>Dokumentation, prototyp.</text:p>
      <text:p text:style-name="P1"/>
      <text:p text:style-name="P1"><text:soft-page-break/>Mohanned Jaballah</text:p>
      <text:p text:style-name="P1"/>
      <text:p text:style-name="P1">Fördjupning i HTML, CSS, JavaScript, ASP NET MVC i Visual Studio. <text:line-break/>Dokumentation, prototyp.</text:p>
      <text:p text:style-name="P1"/>
      <text:p text:style-name="P1">Shervin Mansouri</text:p>
      <text:p text:style-name="P1"/>
      <text:p text:style-name="P1">Fördjupning i HTML, CSS, JavaScript, ASP NET MVC i Visual Studio. <text:line-break/>Dokumentation och design av logga, prototyp.</text:p>
      <text:p text:style-name="P1"/>
      <text:p text:style-name="P3">Aktuella utmaningar</text:p>
      <text:p text:style-name="P1">Den största utmaningen är att sätta sig in i alla programmeringsspråk samt ASP NET MVC och att </text:p>
      <text:p text:style-name="P1">göra prototypen.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vin </meta:initial-creator>
    <meta:creation-date>2016-03-27T20:55:27.48</meta:creation-date>
    <meta:document-statistic meta:table-count="0" meta:image-count="0" meta:object-count="0" meta:page-count="2" meta:paragraph-count="30" meta:word-count="197" meta:character-count="1343"/>
    <dc:date>2016-03-27T21:01:02.70</dc:date>
    <dc:creator>Shervin </dc:creator>
    <meta:editing-duration>PT5M35S</meta:editing-duration>
    <meta:editing-cycles>1</meta:editing-cycles>
    <meta:generator>OpenOffice/4.1.2$Win32 OpenOffice.org_project/412m3$Build-9782</meta:generator>
  </office:meta>
</office:document-meta>
</file>